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TSP-Normal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03482.63798" calcext:value-type="float">
            <text:p>1503482.638</text:p>
          </table:table-cell>
          <table:table-cell table:number-columns-repeated="2" table:style-name="ce8" office:value-type="float" office:value="1504043.827801" calcext:value-type="float">
            <text:p>1504043.828</text:p>
          </table:table-cell>
          <table:table-cell table:style-name="ce8" office:value-type="float" office:value="1504158.047612" calcext:value-type="float">
            <text:p>1504158.048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style-name="ce8" office:value-type="float" office:value="1504114.636719" calcext:value-type="float">
            <text:p>1504114.637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number-columns-repeated="2" table:style-name="ce8" office:value-type="float" office:value="1504114.636719" calcext:value-type="float">
            <text:p>1504114.63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48.897077" calcext:value-type="float">
            <text:p>1503548.897</text:p>
          </table:table-cell>
          <table:table-cell table:number-columns-repeated="2" table:style-name="ce8" office:value-type="float" office:value="1504001.003768" calcext:value-type="float">
            <text:p>1504001.004</text:p>
          </table:table-cell>
          <table:table-cell table:style-name="ce8" office:value-type="float" office:value="1504162.168183" calcext:value-type="float">
            <text:p>1504162.168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69.652985" calcext:value-type="float">
            <text:p>1504169.653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69.652985" calcext:value-type="float">
            <text:p>1504169.653</text:p>
          </table:table-cell>
          <table:table-cell table:style-name="ce8" office:value-type="float" office:value="1504156.048896" calcext:value-type="float">
            <text:p>1504156.049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70.641331" calcext:value-type="float">
            <text:p>1504170.641</text:p>
          </table:table-cell>
          <table:table-cell table:number-columns-repeated="2" table:style-name="ce8" office:value-type="float" office:value="1504156.048896" calcext:value-type="float">
            <text:p>1504156.049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2.677467" calcext:value-type="float">
            <text:p>1503502.677</text:p>
          </table:table-cell>
          <table:table-cell table:number-columns-repeated="2" table:style-name="ce8" office:value-type="float" office:value="1503988.902699" calcext:value-type="float">
            <text:p>1503988.903</text:p>
          </table:table-cell>
          <table:table-cell table:style-name="ce8" office:value-type="float" office:value="1504183.135519" calcext:value-type="float">
            <text:p>1504183.136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79.348359" calcext:value-type="float">
            <text:p>1504079.348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79.348359" calcext:value-type="float">
            <text:p>1504079.348</text:p>
          </table:table-cell>
          <table:table-cell table:style-name="ce8" office:value-type="float" office:value="1504128.904374" calcext:value-type="float">
            <text:p>1504128.904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80.715473" calcext:value-type="float">
            <text:p>1504080.715</text:p>
          </table:table-cell>
          <table:table-cell table:number-columns-repeated="2" table:style-name="ce8" office:value-type="float" office:value="1504128.904374" calcext:value-type="float">
            <text:p>1504128.90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82.207304" calcext:value-type="float">
            <text:p>1503482.207</text:p>
          </table:table-cell>
          <table:table-cell table:number-columns-repeated="2" table:style-name="ce8" office:value-type="float" office:value="1503957.44294" calcext:value-type="float">
            <text:p>1503957.443</text:p>
          </table:table-cell>
          <table:table-cell table:style-name="ce8" office:value-type="float" office:value="1504017.552883" calcext:value-type="float">
            <text:p>1504017.553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1653" calcext:value-type="float">
            <text:p>1504139.165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1653" calcext:value-type="float">
            <text:p>1504139.165</text:p>
          </table:table-cell>
          <table:table-cell table:style-name="ce8" office:value-type="float" office:value="1504161.232653" calcext:value-type="float">
            <text:p>1504161.233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276215" calcext:value-type="float">
            <text:p>1504139.276</text:p>
          </table:table-cell>
          <table:table-cell table:number-columns-repeated="2" table:style-name="ce8" office:value-type="float" office:value="1504161.232653" calcext:value-type="float">
            <text:p>1504161.233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2.070729" calcext:value-type="float">
            <text:p>1503502.071</text:p>
          </table:table-cell>
          <table:table-cell table:number-columns-repeated="2" table:style-name="ce8" office:value-type="float" office:value="1504028.551395" calcext:value-type="float">
            <text:p>1504028.551</text:p>
          </table:table-cell>
          <table:table-cell table:style-name="ce8" office:value-type="float" office:value="1504145.955778" calcext:value-type="float">
            <text:p>1504145.956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244206" calcext:value-type="float">
            <text:p>1504152.244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244206" calcext:value-type="float">
            <text:p>1504152.244</text:p>
          </table:table-cell>
          <table:table-cell table:style-name="ce8" office:value-type="float" office:value="1504107.294567" calcext:value-type="float">
            <text:p>1504107.295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437146" calcext:value-type="float">
            <text:p>1504152.437</text:p>
          </table:table-cell>
          <table:table-cell table:number-columns-repeated="2" table:style-name="ce8" office:value-type="float" office:value="1504107.294567" calcext:value-type="float">
            <text:p>1504107.29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10.698312" calcext:value-type="float">
            <text:p>1503510.698</text:p>
          </table:table-cell>
          <table:table-cell table:number-columns-repeated="2" table:style-name="ce8" office:value-type="float" office:value="1503928.212045" calcext:value-type="float">
            <text:p>1503928.212</text:p>
          </table:table-cell>
          <table:table-cell table:style-name="ce8" office:value-type="float" office:value="1504142.524633" calcext:value-type="float">
            <text:p>1504142.525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6.927978" calcext:value-type="float">
            <text:p>1504116.928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6.927978" calcext:value-type="float">
            <text:p>1504116.928</text:p>
          </table:table-cell>
          <table:table-cell table:style-name="ce8" office:value-type="float" office:value="1504107.292116" calcext:value-type="float">
            <text:p>1504107.292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7.24223" calcext:value-type="float">
            <text:p>1504117.242</text:p>
          </table:table-cell>
          <table:table-cell table:number-columns-repeated="2" table:style-name="ce8" office:value-type="float" office:value="1504107.292116" calcext:value-type="float">
            <text:p>1504107.29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46.82155" calcext:value-type="float">
            <text:p>1503446.822</text:p>
          </table:table-cell>
          <table:table-cell table:number-columns-repeated="2" table:style-name="ce8" office:value-type="float" office:value="1503994.585126" calcext:value-type="float">
            <text:p>1503994.585</text:p>
          </table:table-cell>
          <table:table-cell table:style-name="ce8" office:value-type="float" office:value="1503991.675855" calcext:value-type="float">
            <text:p>1503991.676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0.690111" calcext:value-type="float">
            <text:p>1504170.690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0.690111" calcext:value-type="float">
            <text:p>1504170.690</text:p>
          </table:table-cell>
          <table:table-cell table:style-name="ce8" office:value-type="float" office:value="1504156.601247" calcext:value-type="float">
            <text:p>1504156.601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2.877464" calcext:value-type="float">
            <text:p>1504172.877</text:p>
          </table:table-cell>
          <table:table-cell table:number-columns-repeated="2" table:style-name="ce8" office:value-type="float" office:value="1504156.601247" calcext:value-type="float">
            <text:p>1504156.601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57.473087" calcext:value-type="float">
            <text:p>1503457.473</text:p>
          </table:table-cell>
          <table:table-cell table:number-columns-repeated="2" table:style-name="ce8" office:value-type="float" office:value="1503920.662733" calcext:value-type="float">
            <text:p>1503920.663</text:p>
          </table:table-cell>
          <table:table-cell table:style-name="ce8" office:value-type="float" office:value="1504195.291155" calcext:value-type="float">
            <text:p>1504195.291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3.511384" calcext:value-type="float">
            <text:p>1504183.511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3.511384" calcext:value-type="float">
            <text:p>1504183.511</text:p>
          </table:table-cell>
          <table:table-cell table:style-name="ce8" office:value-type="float" office:value="1504173.574879" calcext:value-type="float">
            <text:p>1504173.575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5.318136" calcext:value-type="float">
            <text:p>1504185.318</text:p>
          </table:table-cell>
          <table:table-cell table:number-columns-repeated="2" table:style-name="ce8" office:value-type="float" office:value="1504173.574879" calcext:value-type="float">
            <text:p>1504173.57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24.233786" calcext:value-type="float">
            <text:p>1503524.234</text:p>
          </table:table-cell>
          <table:table-cell table:number-columns-repeated="2" table:style-name="ce8" office:value-type="float" office:value="1503980.589348" calcext:value-type="float">
            <text:p>1503980.589</text:p>
          </table:table-cell>
          <table:table-cell table:style-name="ce8" office:value-type="float" office:value="1504155.243411" calcext:value-type="float">
            <text:p>1504155.243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692146" calcext:value-type="float">
            <text:p>1504169.692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692146" calcext:value-type="float">
            <text:p>1504169.692</text:p>
          </table:table-cell>
          <table:table-cell table:style-name="ce8" office:value-type="float" office:value="1504135.373703" calcext:value-type="float">
            <text:p>1504135.374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813517" calcext:value-type="float">
            <text:p>1504169.814</text:p>
          </table:table-cell>
          <table:table-cell table:number-columns-repeated="2" table:style-name="ce8" office:value-type="float" office:value="1504135.373703" calcext:value-type="float">
            <text:p>1504135.37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53.624596" calcext:value-type="float">
            <text:p>1503453.625</text:p>
          </table:table-cell>
          <table:table-cell table:number-columns-repeated="2" table:style-name="ce8" office:value-type="float" office:value="1503992.177539" calcext:value-type="float">
            <text:p>1503992.178</text:p>
          </table:table-cell>
          <table:table-cell table:style-name="ce8" office:value-type="float" office:value="1504123.44635" calcext:value-type="float">
            <text:p>1504123.446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style-name="ce8" office:value-type="float" office:value="1504138.049745" calcext:value-type="float">
            <text:p>1504138.050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number-columns-repeated="2" table:style-name="ce8" office:value-type="float" office:value="1504138.049745" calcext:value-type="float">
            <text:p>1504138.050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5.910784" calcext:value-type="float">
            <text:p>1503505.911</text:p>
          </table:table-cell>
          <table:table-cell table:style-name="ce8" office:value-type="float" office:value="1504006.2683" calcext:value-type="float">
            <text:p>1504006.26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85.545478" calcext:value-type="float">
            <text:p>1503485.545</text:p>
          </table:table-cell>
          <table:table-cell table:style-name="ce8" office:value-type="float" office:value="1503990.532034" calcext:value-type="float">
            <text:p>1503990.53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8.369872" calcext:value-type="float">
            <text:p>1503508.370</text:p>
          </table:table-cell>
          <table:table-cell table:style-name="ce8" office:value-type="float" office:value="1503942.235724" calcext:value-type="float">
            <text:p>1503942.23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7.739909" calcext:value-type="float">
            <text:p>1503477.740</text:p>
          </table:table-cell>
          <table:table-cell table:style-name="ce8" office:value-type="float" office:value="1504021.795317" calcext:value-type="float">
            <text:p>1504021.79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6.201271" calcext:value-type="float">
            <text:p>1503506.201</text:p>
          </table:table-cell>
          <table:table-cell table:style-name="ce8" office:value-type="float" office:value="1504019.815093" calcext:value-type="float">
            <text:p>1504019.8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3.305115" calcext:value-type="float">
            <text:p>1503503.305</text:p>
          </table:table-cell>
          <table:table-cell table:style-name="ce8" office:value-type="float" office:value="1503964.194245" calcext:value-type="float">
            <text:p>1503964.19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3.381132" calcext:value-type="float">
            <text:p>1503503.381</text:p>
          </table:table-cell>
          <table:table-cell table:style-name="ce8" office:value-type="float" office:value="1503949.507777" calcext:value-type="float">
            <text:p>1503949.50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64.377652" calcext:value-type="float">
            <text:p>1503464.378</text:p>
          </table:table-cell>
          <table:table-cell table:style-name="ce8" office:value-type="float" office:value="1503945.671541" calcext:value-type="float">
            <text:p>1503945.67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34.284359" calcext:value-type="float">
            <text:p>1503534.284</text:p>
          </table:table-cell>
          <table:table-cell table:style-name="ce8" office:value-type="float" office:value="1504076.668568" calcext:value-type="float">
            <text:p>1504076.66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91.433706" calcext:value-type="float">
            <text:p>1503491.434</text:p>
          </table:table-cell>
          <table:table-cell table:style-name="ce8" office:value-type="float" office:value="1503988.701243" calcext:value-type="float">
            <text:p>1503988.70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9.057472" calcext:value-type="float">
            <text:p>1503509.057</text:p>
          </table:table-cell>
          <table:table-cell table:style-name="ce8" office:value-type="float" office:value="1504143.868242" calcext:value-type="float">
            <text:p>1504143.86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67.419923" calcext:value-type="float">
            <text:p>1503467.420</text:p>
          </table:table-cell>
          <table:table-cell table:style-name="ce8" office:value-type="float" office:value="1504011.217962" calcext:value-type="float">
            <text:p>1504011.21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03972.323993" calcext:value-type="float">
            <text:p>1503972.32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84.183585" calcext:value-type="float">
            <text:p>1503484.184</text:p>
          </table:table-cell>
          <table:table-cell table:style-name="ce8" office:value-type="float" office:value="1504093.01452" calcext:value-type="float">
            <text:p>1504093.0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42.492241" calcext:value-type="float">
            <text:p>1503542.492</text:p>
          </table:table-cell>
          <table:table-cell table:style-name="ce8" office:value-type="float" office:value="1504171.010994" calcext:value-type="float">
            <text:p>1504171.01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9.32545" calcext:value-type="float">
            <text:p>1503509.325</text:p>
          </table:table-cell>
          <table:table-cell table:style-name="ce8" office:value-type="float" office:value="1503991.764499" calcext:value-type="float">
            <text:p>1503991.76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0.601661" calcext:value-type="float">
            <text:p>1503500.602</text:p>
          </table:table-cell>
          <table:table-cell table:style-name="ce8" office:value-type="float" office:value="1503970.390454" calcext:value-type="float">
            <text:p>1503970.39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6.748437" calcext:value-type="float">
            <text:p>1503476.748</text:p>
          </table:table-cell>
          <table:table-cell table:style-name="ce8" office:value-type="float" office:value="1503998.79337" calcext:value-type="float">
            <text:p>1503998.79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4.441773" calcext:value-type="float">
            <text:p>1503474.442</text:p>
          </table:table-cell>
          <table:table-cell table:style-name="ce8" office:value-type="float" office:value="1504018.780664" calcext:value-type="float">
            <text:p>1504018.78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97.906458" calcext:value-type="float">
            <text:p>1503497.906</text:p>
          </table:table-cell>
          <table:table-cell table:style-name="ce8" office:value-type="float" office:value="1503970.946501" calcext:value-type="float">
            <text:p>1503970.947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8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 calcext:value-type="string">
            <text:p>86400_10_30</text:p>
          </table:table-cell>
          <table:table-cell table:style-name="ce10" office:value-type="string" calcext:value-type="string">
            <text:p>172800_10_30</text:p>
          </table:table-cell>
          <table:table-cell table:style-name="ce10" office:value-type="string" calcext:value-type="string">
            <text:p>345600_10_10</text:p>
          </table:table-cell>
          <table:table-cell table:style-name="ce10" office:value-type="string" calcext:value-type="string">
            <text:p>345600_20_10</text:p>
          </table:table-cell>
          <table:table-cell table:style-name="ce10" office:value-type="string" calcext:value-type="string">
            <text:p>691200_10_10</text:p>
          </table:table-cell>
          <table:table-cell table:style-name="ce10" office:value-type="string" calcext:value-type="string">
            <text:p>691200_30_10</text:p>
          </table:table-cell>
          <table:table-cell table:style-name="ce10" office:value-type="string" calcext:value-type="string">
            <text:p>1382400_10_10</text:p>
          </table:table-cell>
          <table:table-cell table:style-name="ce10" office:value-type="string" calcext:value-type="string">
            <text:p>1382400_30_10</text:p>
          </table:table-cell>
          <table:table-cell table:style-name="ce10" office:value-type="string" calcext:value-type="string">
            <text:p>1382400_50_10</text:p>
          </table:table-cell>
          <table:table-cell table:style-name="ce10" office:value-type="string" calcext:value-type="string">
            <text:p>1900800_10_10</text:p>
          </table:table-cell>
          <table:table-cell table:style-name="ce10" office:value-type="string" calcext:value-type="string">
            <text:p>1900800_30_10</text:p>
          </table:table-cell>
          <table:table-cell table:style-name="ce10" office:value-type="string" calcext:value-type="string">
            <text:p>1900800_50_10</text:p>
          </table:table-cell>
          <table:table-cell table:style-name="ce10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1"/>
          <table:table-cell table:number-columns-repeated="1010"/>
        </table:table-row>
        <table:table-row table:style-name="ro1">
          <table:table-cell table:style-name="ce3" office:value-type="string" calcext:value-type="string">
            <text:p>min score</text:p>
          </table:table-cell>
          <table:table-cell table:style-name="ce12" table:formula="of:=MIN([.B3:.B32])" office:value-type="float" office:value="1503446.82155" calcext:value-type="float">
            <text:p>1503446.82155</text:p>
          </table:table-cell>
          <table:table-cell table:style-name="ce12" table:formula="of:=MIN([.C3:.C32])" office:value-type="float" office:value="1503920.662733" calcext:value-type="float">
            <text:p>1503920.662733</text:p>
          </table:table-cell>
          <table:table-cell table:style-name="ce12" table:formula="of:=MIN([.D3:.D32])" office:value-type="float" office:value="1503920.662733" calcext:value-type="float">
            <text:p>1503920.662733</text:p>
          </table:table-cell>
          <table:table-cell table:style-name="ce12" table:formula="of:=MIN([.E3:.E32])" office:value-type="float" office:value="1503991.675855" calcext:value-type="float">
            <text:p>1503991.675855</text:p>
          </table:table-cell>
          <table:table-cell table:style-name="ce12" table:formula="of:=MIN([.F3:.F32])" office:value-type="float" office:value="1503920.662733" calcext:value-type="float">
            <text:p>1503920.662733</text:p>
          </table:table-cell>
          <table:table-cell table:style-name="ce12" table:formula="of:=MIN([.G3:.G32])" office:value-type="float" office:value="1504079.348359" calcext:value-type="float">
            <text:p>1504079.348359</text:p>
          </table:table-cell>
          <table:table-cell table:style-name="ce12" table:formula="of:=MIN([.H3:.H32])" office:value-type="float" office:value="1503920.662733" calcext:value-type="float">
            <text:p>1503920.662733</text:p>
          </table:table-cell>
          <table:table-cell table:style-name="ce12" table:formula="of:=MIN([.I3:.I32])" office:value-type="float" office:value="1504079.348359" calcext:value-type="float">
            <text:p>1504079.348359</text:p>
          </table:table-cell>
          <table:table-cell table:style-name="ce12" table:formula="of:=MIN([.J3:.J32])" office:value-type="float" office:value="1504107.292116" calcext:value-type="float">
            <text:p>1504107.292116</text:p>
          </table:table-cell>
          <table:table-cell table:style-name="ce12" table:formula="of:=MIN([.K3:.K32])" office:value-type="float" office:value="1503920.662733" calcext:value-type="float">
            <text:p>1503920.662733</text:p>
          </table:table-cell>
          <table:table-cell table:style-name="ce12" table:formula="of:=MIN([.L3:.L32])" office:value-type="float" office:value="1504080.715473" calcext:value-type="float">
            <text:p>1504080.715473</text:p>
          </table:table-cell>
          <table:table-cell table:style-name="ce12" table:formula="of:=MIN([.M3:.M32])" office:value-type="float" office:value="1504107.292116" calcext:value-type="float">
            <text:p>1504107.292116</text:p>
          </table:table-cell>
          <table:table-cell table:style-name="ce12" table:formula="of:=MIN([.N3:.N32])" office:value-type="float" office:value="1504107.292116" calcext:value-type="float">
            <text:p>1504107.29211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03972.323993" calcext:value-type="float">
            <text:p>1503972.323993</text:p>
          </table:table-cell>
          <table:table-cell table:style-name="ce3" table:formula="of:=MAX([.C3:.C32])" office:value-type="float" office:value="1504171.010994" calcext:value-type="float">
            <text:p>1504171.010994</text:p>
          </table:table-cell>
          <table:table-cell table:style-name="ce3" table:formula="of:=MAX([.D3:.D32])" office:value-type="float" office:value="1504043.827801" calcext:value-type="float">
            <text:p>1504043.827801</text:p>
          </table:table-cell>
          <table:table-cell table:style-name="ce3" table:formula="of:=MAX([.E3:.E32])" office:value-type="float" office:value="1504195.291155" calcext:value-type="float">
            <text:p>1504195.291155</text:p>
          </table:table-cell>
          <table:table-cell table:style-name="ce3" table:formula="of:=MAX([.F3:.F32])" office:value-type="float" office:value="1504043.827801" calcext:value-type="float">
            <text:p>1504043.827801</text:p>
          </table:table-cell>
          <table:table-cell table:style-name="ce3" table:formula="of:=MAX([.G3:.G32])" office:value-type="float" office:value="1504183.511384" calcext:value-type="float">
            <text:p>1504183.511384</text:p>
          </table:table-cell>
          <table:table-cell table:style-name="ce3" table:formula="of:=MAX([.H3:.H32])" office:value-type="float" office:value="1504043.827801" calcext:value-type="float">
            <text:p>1504043.827801</text:p>
          </table:table-cell>
          <table:table-cell table:style-name="ce3" table:formula="of:=MAX([.I3:.I32])" office:value-type="float" office:value="1504183.511384" calcext:value-type="float">
            <text:p>1504183.511384</text:p>
          </table:table-cell>
          <table:table-cell table:style-name="ce3" table:formula="of:=MAX([.J3:.J32])" office:value-type="float" office:value="1504173.574879" calcext:value-type="float">
            <text:p>1504173.574879</text:p>
          </table:table-cell>
          <table:table-cell table:style-name="ce3" table:formula="of:=MAX([.K3:.K32])" office:value-type="float" office:value="1504043.827801" calcext:value-type="float">
            <text:p>1504043.827801</text:p>
          </table:table-cell>
          <table:table-cell table:style-name="ce3" table:formula="of:=MAX([.L3:.L32])" office:value-type="float" office:value="1504185.318136" calcext:value-type="float">
            <text:p>1504185.318136</text:p>
          </table:table-cell>
          <table:table-cell table:style-name="ce3" table:formula="of:=MAX([.M3:.M32])" office:value-type="float" office:value="1504173.574879" calcext:value-type="float">
            <text:p>1504173.574879</text:p>
          </table:table-cell>
          <table:table-cell table:style-name="ce3" table:formula="of:=MAX([.N3:.N32])" office:value-type="float" office:value="1504173.574879" calcext:value-type="float">
            <text:p>1504173.5748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03510.87973863" calcext:value-type="float">
            <text:p>1503510.87973863</text:p>
          </table:table-cell>
          <table:table-cell table:style-name="ce3" table:formula="of:=AVERAGE([.C3:.C32])" office:value-type="float" office:value="1504002.78188117" calcext:value-type="float">
            <text:p>1504002.78188117</text:p>
          </table:table-cell>
          <table:table-cell table:style-name="ce3" table:formula="of:=AVERAGE([.D3:.D32])" office:value-type="float" office:value="1503983.5955394" calcext:value-type="float">
            <text:p>1503983.5955394</text:p>
          </table:table-cell>
          <table:table-cell table:style-name="ce3" table:formula="of:=AVERAGE([.E3:.E32])" office:value-type="float" office:value="1504127.5041379" calcext:value-type="float">
            <text:p>1504127.5041379</text:p>
          </table:table-cell>
          <table:table-cell table:style-name="ce3" table:formula="of:=AVERAGE([.F3:.F32])" office:value-type="float" office:value="1503983.5955394" calcext:value-type="float">
            <text:p>1503983.5955394</text:p>
          </table:table-cell>
          <table:table-cell table:style-name="ce3" table:formula="of:=AVERAGE([.G3:.G32])" office:value-type="float" office:value="1504148.4311361" calcext:value-type="float">
            <text:p>1504148.4311361</text:p>
          </table:table-cell>
          <table:table-cell table:style-name="ce3" table:formula="of:=AVERAGE([.H3:.H32])" office:value-type="float" office:value="1503983.5955394" calcext:value-type="float">
            <text:p>1503983.5955394</text:p>
          </table:table-cell>
          <table:table-cell table:style-name="ce3" table:formula="of:=AVERAGE([.I3:.I32])" office:value-type="float" office:value="1504148.4311361" calcext:value-type="float">
            <text:p>1504148.4311361</text:p>
          </table:table-cell>
          <table:table-cell table:style-name="ce3" table:formula="of:=AVERAGE([.J3:.J32])" office:value-type="float" office:value="1504137.9008899" calcext:value-type="float">
            <text:p>1504137.9008899</text:p>
          </table:table-cell>
          <table:table-cell table:style-name="ce3" table:formula="of:=AVERAGE([.K3:.K32])" office:value-type="float" office:value="1503983.5955394" calcext:value-type="float">
            <text:p>1503983.5955394</text:p>
          </table:table-cell>
          <table:table-cell table:style-name="ce3" table:formula="of:=AVERAGE([.L3:.L32])" office:value-type="float" office:value="1504149.1400404" calcext:value-type="float">
            <text:p>1504149.1400404</text:p>
          </table:table-cell>
          <table:table-cell table:style-name="ce3" table:formula="of:=AVERAGE([.M3:.M32])" office:value-type="float" office:value="1504137.9008899" calcext:value-type="float">
            <text:p>1504137.9008899</text:p>
          </table:table-cell>
          <table:table-cell table:style-name="ce3" table:formula="of:=AVERAGE([.N3:.N32])" office:value-type="float" office:value="1504137.9008899" calcext:value-type="float">
            <text:p>1504137.900889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3" table:formula="of:=STDEV([.B3:.B32])" office:value-type="float" office:value="90.5768872518699" calcext:value-type="float">
            <text:p>90.5768872519</text:p>
          </table:table-cell>
          <table:table-cell table:style-name="ce13" table:formula="of:=STDEV([.C3:.C32])" office:value-type="float" office:value="57.2669669292471" calcext:value-type="float">
            <text:p>57.2669669292</text:p>
          </table:table-cell>
          <table:table-cell table:style-name="ce13" table:formula="of:=STDEV([.D3:.D32])" office:value-type="float" office:value="39.2929928760622" calcext:value-type="float">
            <text:p>39.2929928761</text:p>
          </table:table-cell>
          <table:table-cell table:style-name="ce13" table:formula="of:=STDEV([.E3:.E32])" office:value-type="float" office:value="68.0808687297623" calcext:value-type="float">
            <text:p>68.0808687298</text:p>
          </table:table-cell>
          <table:table-cell table:style-name="ce13" table:formula="of:=STDEV([.F3:.F32])" office:value-type="float" office:value="39.2929928760622" calcext:value-type="float">
            <text:p>39.2929928761</text:p>
          </table:table-cell>
          <table:table-cell table:style-name="ce13" table:formula="of:=STDEV([.G3:.G32])" office:value-type="float" office:value="33.84742834998" calcext:value-type="float">
            <text:p>33.84742835</text:p>
          </table:table-cell>
          <table:table-cell table:style-name="ce13" table:formula="of:=STDEV([.H3:.H32])" office:value-type="float" office:value="39.2929928760622" calcext:value-type="float">
            <text:p>39.2929928761</text:p>
          </table:table-cell>
          <table:table-cell table:style-name="ce13" table:formula="of:=STDEV([.I3:.I32])" office:value-type="float" office:value="33.84742834998" calcext:value-type="float">
            <text:p>33.84742835</text:p>
          </table:table-cell>
          <table:table-cell table:style-name="ce13" table:formula="of:=STDEV([.J3:.J32])" office:value-type="float" office:value="23.5661479606374" calcext:value-type="float">
            <text:p>23.5661479606</text:p>
          </table:table-cell>
          <table:table-cell table:style-name="ce13" table:formula="of:=STDEV([.K3:.K32])" office:value-type="float" office:value="39.2929928760622" calcext:value-type="float">
            <text:p>39.2929928761</text:p>
          </table:table-cell>
          <table:table-cell table:style-name="ce13" table:formula="of:=STDEV([.L3:.L32])" office:value-type="float" office:value="33.958872210955" calcext:value-type="float">
            <text:p>33.958872211</text:p>
          </table:table-cell>
          <table:table-cell table:style-name="ce13" table:formula="of:=STDEV([.M3:.M32])" office:value-type="float" office:value="23.5661479606374" calcext:value-type="float">
            <text:p>23.5661479606</text:p>
          </table:table-cell>
          <table:table-cell table:style-name="ce13" table:formula="of:=STDEV([.N3:.N32])" office:value-type="float" office:value="23.5661479606374" calcext:value-type="float">
            <text:p>23.566147960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6" office:value-type="string" calcext:value-type="string">
            <text:p>Current Generation</text:p>
          </table:table-cell>
          <table:table-cell table:style-name="Default" table:number-columns-repeated="2"/>
          <table:table-cell table:style-name="ce17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172800" calcext:value-type="float">
            <text:p>1728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float" office:value="2073600" calcext:value-type="float">
            <text:p>20736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3"/>
          <table:table-cell table:style-name="Default" table:number-columns-repeated="10"/>
          <table:table-cell table:number-columns-repeated="1010"/>
        </table:table-row>
        <table:table-row table:style-name="ro1">
          <table:table-cell table:number-columns-repeated="12"/>
          <table:table-cell office:value-type="float" office:value="2073600" calcext:value-type="float">
            <text:p>2073600</text:p>
          </table:table-cell>
          <table:table-cell table:number-columns-repeated="1011"/>
        </table:table-row>
        <table:table-row table:style-name="ro1" table:number-rows-repeated="10">
          <table:table-cell table:style-name="Default" table:number-columns-repeated="2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84">
          <table:table-cell table:style-name="Default" table:number-columns-repeated="3"/>
          <table:table-cell table:number-columns-repeated="1021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SP-Normal'.B36:'TSP-Normal'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KAGGLE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17165.573276" calcext:value-type="float">
            <text:p>1517165.573</text:p>
          </table:table-cell>
          <table:table-cell table:number-columns-repeated="2" table:style-name="ce8" office:value-type="float" office:value="1517732.095792" calcext:value-type="float">
            <text:p>1517732.096</text:p>
          </table:table-cell>
          <table:table-cell table:style-name="ce8" office:value-type="float" office:value="1517879.285692" calcext:value-type="float">
            <text:p>1517879.286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style-name="ce8" office:value-type="float" office:value="1517754.062244" calcext:value-type="float">
            <text:p>1517754.062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number-columns-repeated="2" table:style-name="ce8" office:value-type="float" office:value="1517754.062244" calcext:value-type="float">
            <text:p>1517754.06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71.090445" calcext:value-type="float">
            <text:p>1517271.090</text:p>
          </table:table-cell>
          <table:table-cell table:number-columns-repeated="2" table:style-name="ce8" office:value-type="float" office:value="1517783.745999" calcext:value-type="float">
            <text:p>1517783.746</text:p>
          </table:table-cell>
          <table:table-cell table:style-name="ce8" office:value-type="float" office:value="1517885.369803" calcext:value-type="float">
            <text:p>1517885.370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4.172032" calcext:value-type="float">
            <text:p>1517824.172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4.172032" calcext:value-type="float">
            <text:p>1517824.172</text:p>
          </table:table-cell>
          <table:table-cell table:style-name="ce8" office:value-type="float" office:value="1517767.351657" calcext:value-type="float">
            <text:p>1517767.352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7.724999" calcext:value-type="float">
            <text:p>1517827.725</text:p>
          </table:table-cell>
          <table:table-cell table:number-columns-repeated="2" table:style-name="ce8" office:value-type="float" office:value="1517767.351657" calcext:value-type="float">
            <text:p>1517767.35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33.934466" calcext:value-type="float">
            <text:p>1517233.934</text:p>
          </table:table-cell>
          <table:table-cell table:number-columns-repeated="2" table:style-name="ce8" office:value-type="float" office:value="1517656.336148" calcext:value-type="float">
            <text:p>1517656.336</text:p>
          </table:table-cell>
          <table:table-cell table:style-name="ce8" office:value-type="float" office:value="1517829.045183" calcext:value-type="float">
            <text:p>1517829.045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2.960728" calcext:value-type="float">
            <text:p>1517802.961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2.960728" calcext:value-type="float">
            <text:p>1517802.961</text:p>
          </table:table-cell>
          <table:table-cell table:style-name="ce8" office:value-type="float" office:value="1517724.846366" calcext:value-type="float">
            <text:p>1517724.846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3.768392" calcext:value-type="float">
            <text:p>1517803.768</text:p>
          </table:table-cell>
          <table:table-cell table:number-columns-repeated="2" table:style-name="ce8" office:value-type="float" office:value="1517724.846366" calcext:value-type="float">
            <text:p>1517724.84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71.216054" calcext:value-type="float">
            <text:p>1517171.216</text:p>
          </table:table-cell>
          <table:table-cell table:number-columns-repeated="2" table:style-name="ce8" office:value-type="float" office:value="1517592.811857" calcext:value-type="float">
            <text:p>1517592.812</text:p>
          </table:table-cell>
          <table:table-cell table:style-name="ce8" office:value-type="float" office:value="1517864.67598" calcext:value-type="float">
            <text:p>1517864.676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81.941778" calcext:value-type="float">
            <text:p>1517881.942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81.941778" calcext:value-type="float">
            <text:p>1517881.942</text:p>
          </table:table-cell>
          <table:table-cell table:style-name="ce8" office:value-type="float" office:value="1517788.364219" calcext:value-type="float">
            <text:p>1517788.364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79.037901" calcext:value-type="float">
            <text:p>1517879.038</text:p>
          </table:table-cell>
          <table:table-cell table:number-columns-repeated="2" table:style-name="ce8" office:value-type="float" office:value="1517788.364219" calcext:value-type="float">
            <text:p>1517788.36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42.542451" calcext:value-type="float">
            <text:p>1517142.542</text:p>
          </table:table-cell>
          <table:table-cell table:number-columns-repeated="2" table:style-name="ce8" office:value-type="float" office:value="1517653.032687" calcext:value-type="float">
            <text:p>1517653.033</text:p>
          </table:table-cell>
          <table:table-cell table:style-name="ce8" office:value-type="float" office:value="1517825.852794" calcext:value-type="float">
            <text:p>1517825.853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143529" calcext:value-type="float">
            <text:p>1517800.144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143529" calcext:value-type="float">
            <text:p>1517800.144</text:p>
          </table:table-cell>
          <table:table-cell table:style-name="ce8" office:value-type="float" office:value="1517827.635781" calcext:value-type="float">
            <text:p>1517827.636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857914" calcext:value-type="float">
            <text:p>1517800.858</text:p>
          </table:table-cell>
          <table:table-cell table:number-columns-repeated="2" table:style-name="ce8" office:value-type="float" office:value="1517827.635781" calcext:value-type="float">
            <text:p>1517827.63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97.815487" calcext:value-type="float">
            <text:p>1517197.815</text:p>
          </table:table-cell>
          <table:table-cell table:number-columns-repeated="2" table:style-name="ce8" office:value-type="float" office:value="1517565.241234" calcext:value-type="float">
            <text:p>1517565.241</text:p>
          </table:table-cell>
          <table:table-cell table:style-name="ce8" office:value-type="float" office:value="1517899.116756" calcext:value-type="float">
            <text:p>1517899.117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9.384539" calcext:value-type="float">
            <text:p>1517759.385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9.384539" calcext:value-type="float">
            <text:p>1517759.385</text:p>
          </table:table-cell>
          <table:table-cell table:style-name="ce8" office:value-type="float" office:value="1517750.915334" calcext:value-type="float">
            <text:p>1517750.915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6.797705" calcext:value-type="float">
            <text:p>1517756.798</text:p>
          </table:table-cell>
          <table:table-cell table:number-columns-repeated="2" table:style-name="ce8" office:value-type="float" office:value="1517750.915334" calcext:value-type="float">
            <text:p>1517750.91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41.00002" calcext:value-type="float">
            <text:p>1517141.000</text:p>
          </table:table-cell>
          <table:table-cell table:number-columns-repeated="2" table:style-name="ce8" office:value-type="float" office:value="1517771.846089" calcext:value-type="float">
            <text:p>1517771.846</text:p>
          </table:table-cell>
          <table:table-cell table:style-name="ce8" office:value-type="float" office:value="1517704.715992" calcext:value-type="float">
            <text:p>1517704.716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6.458995" calcext:value-type="float">
            <text:p>1517876.459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6.458995" calcext:value-type="float">
            <text:p>1517876.459</text:p>
          </table:table-cell>
          <table:table-cell table:style-name="ce8" office:value-type="float" office:value="1517858.008478" calcext:value-type="float">
            <text:p>1517858.008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7.316029" calcext:value-type="float">
            <text:p>1517877.316</text:p>
          </table:table-cell>
          <table:table-cell table:number-columns-repeated="2" table:style-name="ce8" office:value-type="float" office:value="1517858.008478" calcext:value-type="float">
            <text:p>1517858.00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69.575007" calcext:value-type="float">
            <text:p>1517169.575</text:p>
          </table:table-cell>
          <table:table-cell table:number-columns-repeated="2" table:style-name="ce8" office:value-type="float" office:value="1517626.625653" calcext:value-type="float">
            <text:p>1517626.626</text:p>
          </table:table-cell>
          <table:table-cell table:style-name="ce8" office:value-type="float" office:value="1517880.577478" calcext:value-type="float">
            <text:p>1517880.577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0.495881" calcext:value-type="float">
            <text:p>1517930.496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0.495881" calcext:value-type="float">
            <text:p>1517930.496</text:p>
          </table:table-cell>
          <table:table-cell table:style-name="ce8" office:value-type="float" office:value="1517849.115169" calcext:value-type="float">
            <text:p>1517849.115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2.086309" calcext:value-type="float">
            <text:p>1517932.086</text:p>
          </table:table-cell>
          <table:table-cell table:number-columns-repeated="2" table:style-name="ce8" office:value-type="float" office:value="1517849.115169" calcext:value-type="float">
            <text:p>1517849.11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67.101284" calcext:value-type="float">
            <text:p>1517167.101</text:p>
          </table:table-cell>
          <table:table-cell table:number-columns-repeated="2" table:style-name="ce8" office:value-type="float" office:value="1517598.455978" calcext:value-type="float">
            <text:p>1517598.456</text:p>
          </table:table-cell>
          <table:table-cell table:style-name="ce8" office:value-type="float" office:value="1517839.021094" calcext:value-type="float">
            <text:p>1517839.021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3.887607" calcext:value-type="float">
            <text:p>1517833.888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3.887607" calcext:value-type="float">
            <text:p>1517833.888</text:p>
          </table:table-cell>
          <table:table-cell table:style-name="ce8" office:value-type="float" office:value="1517800.000901" calcext:value-type="float">
            <text:p>1517800.001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7.402011" calcext:value-type="float">
            <text:p>1517837.402</text:p>
          </table:table-cell>
          <table:table-cell table:number-columns-repeated="2" table:style-name="ce8" office:value-type="float" office:value="1517800.000901" calcext:value-type="float">
            <text:p>1517800.001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099.884337" calcext:value-type="float">
            <text:p>1517099.884</text:p>
          </table:table-cell>
          <table:table-cell table:number-columns-repeated="2" table:style-name="ce8" office:value-type="float" office:value="1517651.879098" calcext:value-type="float">
            <text:p>1517651.879</text:p>
          </table:table-cell>
          <table:table-cell table:style-name="ce8" office:value-type="float" office:value="1517862.494526" calcext:value-type="float">
            <text:p>1517862.495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style-name="ce8" office:value-type="float" office:value="1517753.369334" calcext:value-type="float">
            <text:p>1517753.369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number-columns-repeated="2" table:style-name="ce8" office:value-type="float" office:value="1517753.369334" calcext:value-type="float">
            <text:p>1517753.369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20.454408" calcext:value-type="float">
            <text:p>1517220.454</text:p>
          </table:table-cell>
          <table:table-cell table:style-name="ce8" office:value-type="float" office:value="1517663.214792" calcext:value-type="float">
            <text:p>1517663.2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53.12548" calcext:value-type="float">
            <text:p>1517253.125</text:p>
          </table:table-cell>
          <table:table-cell table:style-name="ce8" office:value-type="float" office:value="1517677.386311" calcext:value-type="float">
            <text:p>1517677.38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312.406837" calcext:value-type="float">
            <text:p>1517312.407</text:p>
          </table:table-cell>
          <table:table-cell table:style-name="ce8" office:value-type="float" office:value="1517720.652243" calcext:value-type="float">
            <text:p>1517720.65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4.260935" calcext:value-type="float">
            <text:p>1517164.261</text:p>
          </table:table-cell>
          <table:table-cell table:style-name="ce8" office:value-type="float" office:value="1517660.070577" calcext:value-type="float">
            <text:p>1517660.07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3.359621" calcext:value-type="float">
            <text:p>1517163.360</text:p>
          </table:table-cell>
          <table:table-cell table:style-name="ce8" office:value-type="float" office:value="1517657.660005" calcext:value-type="float">
            <text:p>1517657.66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56.252316" calcext:value-type="float">
            <text:p>1517156.252</text:p>
          </table:table-cell>
          <table:table-cell table:style-name="ce8" office:value-type="float" office:value="1517636.295705" calcext:value-type="float">
            <text:p>1517636.29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53.879847" calcext:value-type="float">
            <text:p>1517153.880</text:p>
          </table:table-cell>
          <table:table-cell table:style-name="ce8" office:value-type="float" office:value="1517586.439045" calcext:value-type="float">
            <text:p>1517586.43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096.685922" calcext:value-type="float">
            <text:p>1517096.686</text:p>
          </table:table-cell>
          <table:table-cell table:style-name="ce8" office:value-type="float" office:value="1517660.005144" calcext:value-type="float">
            <text:p>1517660.00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095.885194" calcext:value-type="float">
            <text:p>1517095.885</text:p>
          </table:table-cell>
          <table:table-cell table:style-name="ce8" office:value-type="float" office:value="1517764.417896" calcext:value-type="float">
            <text:p>1517764.41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33.464559" calcext:value-type="float">
            <text:p>1517133.465</text:p>
          </table:table-cell>
          <table:table-cell table:style-name="ce8" office:value-type="float" office:value="1517721.405658" calcext:value-type="float">
            <text:p>1517721.40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70.554557" calcext:value-type="float">
            <text:p>1517170.555</text:p>
          </table:table-cell>
          <table:table-cell table:style-name="ce8" office:value-type="float" office:value="1517867.825001" calcext:value-type="float">
            <text:p>1517867.82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02.762232" calcext:value-type="float">
            <text:p>1517102.762</text:p>
          </table:table-cell>
          <table:table-cell table:style-name="ce8" office:value-type="float" office:value="1517747.100164" calcext:value-type="float">
            <text:p>1517747.10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36.179356" calcext:value-type="float">
            <text:p>1517636.17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28.675725" calcext:value-type="float">
            <text:p>1517128.676</text:p>
          </table:table-cell>
          <table:table-cell table:style-name="ce8" office:value-type="float" office:value="1517766.235248" calcext:value-type="float">
            <text:p>1517766.23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43.840065" calcext:value-type="float">
            <text:p>1517143.840</text:p>
          </table:table-cell>
          <table:table-cell table:style-name="ce8" office:value-type="float" office:value="1517862.652669" calcext:value-type="float">
            <text:p>1517862.65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32.333468" calcext:value-type="float">
            <text:p>1517232.333</text:p>
          </table:table-cell>
          <table:table-cell table:style-name="ce8" office:value-type="float" office:value="1517732.589943" calcext:value-type="float">
            <text:p>1517732.59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91.553787" calcext:value-type="float">
            <text:p>1517191.554</text:p>
          </table:table-cell>
          <table:table-cell table:style-name="ce8" office:value-type="float" office:value="1517619.093052" calcext:value-type="float">
            <text:p>1517619.09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10.711998" calcext:value-type="float">
            <text:p>1517110.712</text:p>
          </table:table-cell>
          <table:table-cell table:style-name="ce8" office:value-type="float" office:value="1517692.050565" calcext:value-type="float">
            <text:p>1517692.05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15.982573" calcext:value-type="float">
            <text:p>1517215.983</text:p>
          </table:table-cell>
          <table:table-cell table:style-name="ce8" office:value-type="float" office:value="1517722.9868" calcext:value-type="float">
            <text:p>1517722.987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1.482814" calcext:value-type="float">
            <text:p>1517161.483</text:p>
          </table:table-cell>
          <table:table-cell table:style-name="ce8" office:value-type="float" office:value="1517627.311137" calcext:value-type="float">
            <text:p>1517627.31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8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 calcext:value-type="string">
            <text:p>86400_10_30</text:p>
          </table:table-cell>
          <table:table-cell table:style-name="ce10" office:value-type="string" calcext:value-type="string">
            <text:p>172800_10_30</text:p>
          </table:table-cell>
          <table:table-cell table:style-name="ce10" office:value-type="string" calcext:value-type="string">
            <text:p>345600_10_10</text:p>
          </table:table-cell>
          <table:table-cell table:style-name="ce10" office:value-type="string" calcext:value-type="string">
            <text:p>345600_20_10</text:p>
          </table:table-cell>
          <table:table-cell table:style-name="ce10" office:value-type="string" calcext:value-type="string">
            <text:p>691200_10_10</text:p>
          </table:table-cell>
          <table:table-cell table:style-name="ce10" office:value-type="string" calcext:value-type="string">
            <text:p>691200_30_10</text:p>
          </table:table-cell>
          <table:table-cell table:style-name="ce10" office:value-type="string" calcext:value-type="string">
            <text:p>1382400_10_10</text:p>
          </table:table-cell>
          <table:table-cell table:style-name="ce10" office:value-type="string" calcext:value-type="string">
            <text:p>1382400_30_10</text:p>
          </table:table-cell>
          <table:table-cell table:style-name="ce10" office:value-type="string" calcext:value-type="string">
            <text:p>1382400_50_10</text:p>
          </table:table-cell>
          <table:table-cell table:style-name="ce10" office:value-type="string" calcext:value-type="string">
            <text:p>1900800_10_10</text:p>
          </table:table-cell>
          <table:table-cell table:style-name="ce10" office:value-type="string" calcext:value-type="string">
            <text:p>1900800_30_10</text:p>
          </table:table-cell>
          <table:table-cell table:style-name="ce10" office:value-type="string" calcext:value-type="string">
            <text:p>1900800_50_10</text:p>
          </table:table-cell>
          <table:table-cell table:style-name="ce10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8" table:formula="of:=MIN([.B3:.B32])" office:value-type="float" office:value="1517095.885194" calcext:value-type="float">
            <text:p>1517095.885194</text:p>
          </table:table-cell>
          <table:table-cell table:style-name="ce18" table:formula="of:=MIN([.C3:.C32])" office:value-type="float" office:value="1517565.241234" calcext:value-type="float">
            <text:p>1517565.241234</text:p>
          </table:table-cell>
          <table:table-cell table:style-name="ce18" table:formula="of:=MIN([.D3:.D32])" office:value-type="float" office:value="1517565.241234" calcext:value-type="float">
            <text:p>1517565.241234</text:p>
          </table:table-cell>
          <table:table-cell table:style-name="ce18" table:formula="of:=MIN([.E3:.E32])" office:value-type="float" office:value="1517704.715992" calcext:value-type="float">
            <text:p>1517704.715992</text:p>
          </table:table-cell>
          <table:table-cell table:style-name="ce18" table:formula="of:=MIN([.F3:.F32])" office:value-type="float" office:value="1517565.241234" calcext:value-type="float">
            <text:p>1517565.241234</text:p>
          </table:table-cell>
          <table:table-cell table:style-name="ce18" table:formula="of:=MIN([.G3:.G32])" office:value-type="float" office:value="1517759.384539" calcext:value-type="float">
            <text:p>1517759.384539</text:p>
          </table:table-cell>
          <table:table-cell table:style-name="ce18" table:formula="of:=MIN([.H3:.H32])" office:value-type="float" office:value="1517565.241234" calcext:value-type="float">
            <text:p>1517565.241234</text:p>
          </table:table-cell>
          <table:table-cell table:style-name="ce18" table:formula="of:=MIN([.I3:.I32])" office:value-type="float" office:value="1517759.384539" calcext:value-type="float">
            <text:p>1517759.384539</text:p>
          </table:table-cell>
          <table:table-cell table:style-name="ce18" table:formula="of:=MIN([.J3:.J32])" office:value-type="float" office:value="1517724.846366" calcext:value-type="float">
            <text:p>1517724.846366</text:p>
          </table:table-cell>
          <table:table-cell table:style-name="ce18" table:formula="of:=MIN([.K3:.K32])" office:value-type="float" office:value="1517565.241234" calcext:value-type="float">
            <text:p>1517565.241234</text:p>
          </table:table-cell>
          <table:table-cell table:style-name="ce18" table:formula="of:=MIN([.L3:.L32])" office:value-type="float" office:value="1517756.797705" calcext:value-type="float">
            <text:p>1517756.797705</text:p>
          </table:table-cell>
          <table:table-cell table:style-name="ce18" table:formula="of:=MIN([.M3:.M32])" office:value-type="float" office:value="1517724.846366" calcext:value-type="float">
            <text:p>1517724.846366</text:p>
          </table:table-cell>
          <table:table-cell table:style-name="ce18" table:formula="of:=MIN([.N3:.N32])" office:value-type="float" office:value="1517724.846366" calcext:value-type="float">
            <text:p>1517724.8463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17636.179356" calcext:value-type="float">
            <text:p>1517636.179356</text:p>
          </table:table-cell>
          <table:table-cell table:style-name="ce3" table:formula="of:=MAX([.C3:.C32])" office:value-type="float" office:value="1517867.825001" calcext:value-type="float">
            <text:p>1517867.825001</text:p>
          </table:table-cell>
          <table:table-cell table:style-name="ce3" table:formula="of:=MAX([.D3:.D32])" office:value-type="float" office:value="1517783.745999" calcext:value-type="float">
            <text:p>1517783.745999</text:p>
          </table:table-cell>
          <table:table-cell table:style-name="ce3" table:formula="of:=MAX([.E3:.E32])" office:value-type="float" office:value="1517899.116756" calcext:value-type="float">
            <text:p>1517899.116756</text:p>
          </table:table-cell>
          <table:table-cell table:style-name="ce3" table:formula="of:=MAX([.F3:.F32])" office:value-type="float" office:value="1517783.745999" calcext:value-type="float">
            <text:p>1517783.745999</text:p>
          </table:table-cell>
          <table:table-cell table:style-name="ce3" table:formula="of:=MAX([.G3:.G32])" office:value-type="float" office:value="1517930.495881" calcext:value-type="float">
            <text:p>1517930.495881</text:p>
          </table:table-cell>
          <table:table-cell table:style-name="ce3" table:formula="of:=MAX([.H3:.H32])" office:value-type="float" office:value="1517783.745999" calcext:value-type="float">
            <text:p>1517783.745999</text:p>
          </table:table-cell>
          <table:table-cell table:style-name="ce3" table:formula="of:=MAX([.I3:.I32])" office:value-type="float" office:value="1517930.495881" calcext:value-type="float">
            <text:p>1517930.495881</text:p>
          </table:table-cell>
          <table:table-cell table:style-name="ce3" table:formula="of:=MAX([.J3:.J32])" office:value-type="float" office:value="1517858.008478" calcext:value-type="float">
            <text:p>1517858.008478</text:p>
          </table:table-cell>
          <table:table-cell table:style-name="ce3" table:formula="of:=MAX([.K3:.K32])" office:value-type="float" office:value="1517783.745999" calcext:value-type="float">
            <text:p>1517783.745999</text:p>
          </table:table-cell>
          <table:table-cell table:style-name="ce3" table:formula="of:=MAX([.L3:.L32])" office:value-type="float" office:value="1517932.086309" calcext:value-type="float">
            <text:p>1517932.086309</text:p>
          </table:table-cell>
          <table:table-cell table:style-name="ce3" table:formula="of:=MAX([.M3:.M32])" office:value-type="float" office:value="1517858.008478" calcext:value-type="float">
            <text:p>1517858.008478</text:p>
          </table:table-cell>
          <table:table-cell table:style-name="ce3" table:formula="of:=MAX([.N3:.N32])" office:value-type="float" office:value="1517858.008478" calcext:value-type="float">
            <text:p>1517858.0084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17186.7861507" calcext:value-type="float">
            <text:p>1517186.7861507</text:p>
          </table:table-cell>
          <table:table-cell table:style-name="ce3" table:formula="of:=AVERAGE([.C3:.C32])" office:value-type="float" office:value="1517688.4547282" calcext:value-type="float">
            <text:p>1517688.4547282</text:p>
          </table:table-cell>
          <table:table-cell table:style-name="ce3" table:formula="of:=AVERAGE([.D3:.D32])" office:value-type="float" office:value="1517663.2070535" calcext:value-type="float">
            <text:p>1517663.2070535</text:p>
          </table:table-cell>
          <table:table-cell table:style-name="ce3" table:formula="of:=AVERAGE([.E3:.E32])" office:value-type="float" office:value="1517847.0155298" calcext:value-type="float">
            <text:p>1517847.0155298</text:p>
          </table:table-cell>
          <table:table-cell table:style-name="ce3" table:formula="of:=AVERAGE([.F3:.F32])" office:value-type="float" office:value="1517663.2070535" calcext:value-type="float">
            <text:p>1517663.2070535</text:p>
          </table:table-cell>
          <table:table-cell table:style-name="ce3" table:formula="of:=AVERAGE([.G3:.G32])" office:value-type="float" office:value="1517835.3891965" calcext:value-type="float">
            <text:p>1517835.3891965</text:p>
          </table:table-cell>
          <table:table-cell table:style-name="ce3" table:formula="of:=AVERAGE([.H3:.H32])" office:value-type="float" office:value="1517663.2070535" calcext:value-type="float">
            <text:p>1517663.2070535</text:p>
          </table:table-cell>
          <table:table-cell table:style-name="ce3" table:formula="of:=AVERAGE([.I3:.I32])" office:value-type="float" office:value="1517835.3891965" calcext:value-type="float">
            <text:p>1517835.3891965</text:p>
          </table:table-cell>
          <table:table-cell table:style-name="ce3" table:formula="of:=AVERAGE([.J3:.J32])" office:value-type="float" office:value="1517787.3669483" calcext:value-type="float">
            <text:p>1517787.3669483</text:p>
          </table:table-cell>
          <table:table-cell table:style-name="ce3" table:formula="of:=AVERAGE([.K3:.K32])" office:value-type="float" office:value="1517663.2070535" calcext:value-type="float">
            <text:p>1517663.2070535</text:p>
          </table:table-cell>
          <table:table-cell table:style-name="ce3" table:formula="of:=AVERAGE([.L3:.L32])" office:value-type="float" office:value="1517835.9438136" calcext:value-type="float">
            <text:p>1517835.9438136</text:p>
          </table:table-cell>
          <table:table-cell table:style-name="ce3" table:formula="of:=AVERAGE([.M3:.M32])" office:value-type="float" office:value="1517787.3669483" calcext:value-type="float">
            <text:p>1517787.3669483</text:p>
          </table:table-cell>
          <table:table-cell table:style-name="ce3" table:formula="of:=AVERAGE([.N3:.N32])" office:value-type="float" office:value="1517787.3669483" calcext:value-type="float">
            <text:p>1517787.366948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3" table:formula="of:=STDEV([.B3:.B32])" office:value-type="float" office:value="99.9862929493534" calcext:value-type="float">
            <text:p>99.9862929494</text:p>
          </table:table-cell>
          <table:table-cell table:style-name="ce13" table:formula="of:=STDEV([.C3:.C32])" office:value-type="float" office:value="76.2486338227162" calcext:value-type="float">
            <text:p>76.2486338227</text:p>
          </table:table-cell>
          <table:table-cell table:style-name="ce13" table:formula="of:=STDEV([.D3:.D32])" office:value-type="float" office:value="75.6016398133037" calcext:value-type="float">
            <text:p>75.6016398133</text:p>
          </table:table-cell>
          <table:table-cell table:style-name="ce13" table:formula="of:=STDEV([.E3:.E32])" office:value-type="float" office:value="55.7660896730491" calcext:value-type="float">
            <text:p>55.766089673</text:p>
          </table:table-cell>
          <table:table-cell table:style-name="ce13" table:formula="of:=STDEV([.F3:.F32])" office:value-type="float" office:value="75.6016398133037" calcext:value-type="float">
            <text:p>75.6016398133</text:p>
          </table:table-cell>
          <table:table-cell table:style-name="ce13" table:formula="of:=STDEV([.G3:.G32])" office:value-type="float" office:value="55.4991976950357" calcext:value-type="float">
            <text:p>55.499197695</text:p>
          </table:table-cell>
          <table:table-cell table:style-name="ce13" table:formula="of:=STDEV([.H3:.H32])" office:value-type="float" office:value="75.6016398133037" calcext:value-type="float">
            <text:p>75.6016398133</text:p>
          </table:table-cell>
          <table:table-cell table:style-name="ce13" table:formula="of:=STDEV([.I3:.I32])" office:value-type="float" office:value="55.4991976950357" calcext:value-type="float">
            <text:p>55.499197695</text:p>
          </table:table-cell>
          <table:table-cell table:style-name="ce13" table:formula="of:=STDEV([.J3:.J32])" office:value-type="float" office:value="45.3240861443008" calcext:value-type="float">
            <text:p>45.3240861443</text:p>
          </table:table-cell>
          <table:table-cell table:style-name="ce13" table:formula="of:=STDEV([.K3:.K32])" office:value-type="float" office:value="75.6016398133037" calcext:value-type="float">
            <text:p>75.6016398133</text:p>
          </table:table-cell>
          <table:table-cell table:style-name="ce13" table:formula="of:=STDEV([.L3:.L32])" office:value-type="float" office:value="55.8427042853011" calcext:value-type="float">
            <text:p>55.8427042853</text:p>
          </table:table-cell>
          <table:table-cell table:style-name="ce13" table:formula="of:=STDEV([.M3:.M32])" office:value-type="float" office:value="45.3240861443008" calcext:value-type="float">
            <text:p>45.3240861443</text:p>
          </table:table-cell>
          <table:table-cell table:style-name="ce13" table:formula="of:=STDEV([.N3:.N32])" office:value-type="float" office:value="45.3240861443008" calcext:value-type="float">
            <text:p>45.324086144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6" office:value-type="string" calcext:value-type="string">
            <text:p>Current Generation</text:p>
          </table:table-cell>
          <table:table-cell table:style-name="Default"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172800" calcext:value-type="float">
            <text:p>1728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float" office:value="2073600" calcext:value-type="float">
            <text:p>20736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enalizations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KAGGLE.B36:KAGGLE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KAGGLE.H41:KAGGLE.H41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0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 style:data-style-name="N2" text:time-value="22:25:49.369253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2-08T19:09:45.864487693</meta:creation-date>
    <dc:date>2018-12-08T22:38:19.317569690</dc:date>
    <dc:creator>joel </dc:creator>
    <meta:editing-duration>PT57M54S</meta:editing-duration>
    <meta:editing-cycles>15</meta:editing-cycles>
    <meta:generator>LibreOffice/4.2.8.2$Linux_X86_64 LibreOffice_project/420m0$Build-2</meta:generator>
    <meta:document-statistic meta:table-count="2" meta:cell-count="652" meta:object-count="0"/>
  </office:meta>
</office:document-meta>
</file>